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1.203cm" svg:height="0.474cm" svg:x="14.262cm" svg:y="7.19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1.203cm" svg:height="0.474cm" svg:x="14.291cm" svg:y="8.553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1.203cm" svg:height="0.474cm" svg:x="14.289cm" svg:y="9.90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name="objet incorporé (OLE) 7" draw:style-name="gr1" draw:text-style-name="P1" svg:width="1.203cm" svg:height="0.474cm" svg:x="14.261cm" svg:y="7.649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objet incorporé (OLE) 8" draw:style-name="gr1" draw:text-style-name="P1" svg:width="1.203cm" svg:height="0.474cm" svg:x="14.29cm" svg:y="13.971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ce1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Entrée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Sortie</text:p>
          </table:table-cell>
          <table:covered-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5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5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3" table:number-rows-spanned="1">
            <text:p>Entrée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Sortie</text:p>
          </table:table-cell>
          <table:covered-table-cell table:style-name="ce2"/>
        </table:table-row>
        <table:table-row table:style-name="ro1">
          <table:table-cell table:number-columns-repeated="7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=</text:p>
          </table:table-cell>
        </table:table-row>
        <table:table-row table:style-name="ro1">
          <table:table-cell table:number-columns-repeated="7"/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4"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3" table:number-rows-spanned="1">
            <text:p>Entrée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Sortie</text:p>
          </table:table-cell>
          <table:covered-table-cell table:style-name="ce2"/>
        </table:table-row>
        <table:table-row table:style-name="ro1">
          <table:table-cell table:number-columns-repeated="7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RS=</text:p>
          </table:table-cell>
        </table:table-row>
        <table:table-row table:style-name="ro1">
          <table:table-cell table:number-columns-repeated="7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  <draw:frame draw:z-index="3" draw:name="objet incorporé (OLE) 4" draw:style-name="gr1" draw:text-style-name="P1" svg:width="1.203cm" svg:height="0.474cm" svg:x="0.723cm" svg:y="0.425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7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  <draw:frame draw:z-index="4" draw:name="objet incorporé (OLE) 5" draw:style-name="gr1" draw:text-style-name="P1" svg:width="1.203cm" svg:height="0.474cm" svg:x="0.751cm" svg:y="0.425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  <draw:frame draw:z-index="5" draw:name="objet incorporé (OLE) 6" draw:style-name="gr1" draw:text-style-name="P1" svg:width="1.203cm" svg:height="0.474cm" svg:x="0.75cm" svg:y="0.425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number-columns-repeated="7"/>
          <table:table-cell table:number-columns-repeated="4"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7:38:06.609255175</meta:creation-date>
    <dc:date>2024-04-23T17:59:14.920946425</dc:date>
    <meta:editing-duration>PT21M8S</meta:editing-duration>
    <meta:editing-cycles>2</meta:editing-cycles>
    <meta:generator>LibreOffice/7.6.4.1$Linux_X86_64 LibreOffice_project/60$Build-1</meta:generator>
    <meta:document-statistic meta:table-count="1" meta:cell-count="133" meta:object-count="8"/>
  </office:meta>
</office:document-meta>
</file>

<file path=Object 1/content.xml><?xml version="1.0" encoding="utf-8"?>
<math xmlns="http://www.w3.org/1998/Math/MathML" display="block">
  <semantics>
    <mrow>
      <mover accent="true">
        <mi>R</mi>
        <mo>¯</mo>
      </mover>
      <mo stretchy="false">⋅</mo>
      <mover accent="true">
        <mi>A</mi>
        <mo>¯</mo>
      </mover>
      <mo stretchy="false">⋅</mo>
      <mi>B</mi>
    </mrow>
    <annotation encoding="StarMath 5.0">overline {R} cdot overline {A} cdot B</annotation>
  </semantics>
</math>
</file>

<file path=Object 2/content.xml><?xml version="1.0" encoding="utf-8"?>
<math xmlns="http://www.w3.org/1998/Math/MathML" display="block">
  <semantics>
    <mrow>
      <mi>R</mi>
      <mo stretchy="false">⋅</mo>
      <mover accent="true">
        <mi>A</mi>
        <mo>¯</mo>
      </mover>
      <mo stretchy="false">⋅</mo>
      <mover accent="true">
        <mi>B</mi>
        <mo>¯</mo>
      </mover>
    </mrow>
    <annotation encoding="StarMath 5.0">R cdot overline {A} cdot overline {B}</annotation>
  </semantics>
</math>
</file>

<file path=Object 3/content.xml><?xml version="1.0" encoding="utf-8"?>
<math xmlns="http://www.w3.org/1998/Math/MathML" display="block">
  <semantics>
    <mrow>
      <mi>R</mi>
      <mo stretchy="false">⋅</mo>
      <mi>A</mi>
      <mo stretchy="false">⋅</mo>
      <mi>B</mi>
    </mrow>
    <annotation encoding="StarMath 5.0">R cdot A cdot B</annotation>
  </semantics>
</math>
</file>

<file path=Object 4/content.xml><?xml version="1.0" encoding="utf-8"?>
<math xmlns="http://www.w3.org/1998/Math/MathML" display="block">
  <semantics>
    <mrow>
      <mover accent="true">
        <mi>R</mi>
        <mo>¯</mo>
      </mover>
      <mo stretchy="false">⋅</mo>
      <mover accent="true">
        <mi>A</mi>
        <mo>¯</mo>
      </mover>
      <mo stretchy="false">⋅</mo>
      <mi>B</mi>
    </mrow>
    <annotation encoding="StarMath 5.0">overline {R} cdot overline {A} cdot B</annotation>
  </semantics>
</math>
</file>

<file path=Object 5/content.xml><?xml version="1.0" encoding="utf-8"?>
<math xmlns="http://www.w3.org/1998/Math/MathML" display="block">
  <semantics>
    <mrow>
      <mi>R</mi>
      <mo stretchy="false">⋅</mo>
      <mover accent="true">
        <mi>A</mi>
        <mo>¯</mo>
      </mover>
      <mo stretchy="false">⋅</mo>
      <mover accent="true">
        <mi>B</mi>
        <mo>¯</mo>
      </mover>
    </mrow>
    <annotation encoding="StarMath 5.0">R cdot overline {A} cdot overline {B}</annotation>
  </semantics>
</math>
</file>

<file path=Object 6/content.xml><?xml version="1.0" encoding="utf-8"?>
<math xmlns="http://www.w3.org/1998/Math/MathML" display="block">
  <semantics>
    <mrow>
      <mi>R</mi>
      <mo stretchy="false">⋅</mo>
      <mi>A</mi>
      <mo stretchy="false">⋅</mo>
      <mi>B</mi>
    </mrow>
    <annotation encoding="StarMath 5.0">R cdot A cdot B</annotation>
  </semantics>
</math>
</file>

<file path=Object 7/content.xml><?xml version="1.0" encoding="utf-8"?>
<math xmlns="http://www.w3.org/1998/Math/MathML" display="block">
  <semantics>
    <mrow>
      <mover accent="true">
        <mi>R</mi>
        <mo>¯</mo>
      </mover>
      <mo stretchy="false">⋅</mo>
      <mi>A</mi>
      <mo stretchy="false">⋅</mo>
      <mover accent="true">
        <mi>B</mi>
        <mo>¯</mo>
      </mover>
    </mrow>
    <annotation encoding="StarMath 5.0">overline {R} cdot A cdot overline {B}  </annotation>
  </semantics>
</math>
</file>

<file path=Object 8/content.xml><?xml version="1.0" encoding="utf-8"?>
<math xmlns="http://www.w3.org/1998/Math/MathML" display="block">
  <semantics>
    <mrow>
      <mi>R</mi>
      <mo stretchy="false">⋅</mo>
      <mover accent="true">
        <mi>A</mi>
        <mo>¯</mo>
      </mover>
      <mo stretchy="false">⋅</mo>
      <mi>B</mi>
    </mrow>
    <annotation encoding="StarMath 5.0">R cdot overline {A} cdot B </annotation>
  </semantics>
</math>
</file>